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ff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4cm" svg:height="2.4cm" svg:x="4.7cm" svg:y="2.2cm">
          <text:p text:style-name="P1">Act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.9cm" svg:y1="3.4cm" svg:x2="4.7cm" svg:y2="3.4cm">
          <text:p/>
        </draw:line>
        <draw:line draw:style-name="gr2" draw:text-style-name="P1" draw:layer="layout" svg:x1="8.05cm" svg:y1="3.375cm" svg:x2="10.85cm" svg:y2="3.375cm">
          <text:p/>
        </draw:line>
        <draw:custom-shape draw:style-name="gr3" draw:text-style-name="P1" draw:layer="layout" svg:width="0.6cm" svg:height="0.6cm" svg:x="3.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2.475cm" svg:y="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2.4cm" svg:x="17.95cm" svg:y="2.175cm">
          <text:p text:style-name="P1">Act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5.15cm" svg:y1="3.375cm" svg:x2="17.95cm" svg:y2="3.375cm">
          <text:p/>
        </draw:line>
        <draw:line draw:style-name="gr2" draw:text-style-name="P1" draw:layer="layout" svg:x1="21.3cm" svg:y1="3.35cm" svg:x2="24.1cm" svg:y2="3.35cm">
          <text:p/>
        </draw:line>
        <draw:custom-shape draw:style-name="gr3" draw:text-style-name="P1" draw:layer="layout" svg:width="0.6cm" svg:height="0.6cm" svg:x="21.85cm" svg:y="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4cm" svg:height="1.2cm" svg:x="11.3cm" svg:y="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cm" svg:height="1.8cm" svg:x="10.4cm" svg:y="1.575cm">
          <text:p text:style-name="P1"><text:span text:style-name="T1">After t=1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cm" svg:height="3.4cm" svg:x="2.2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cm" svg:height="3.4cm" svg:x="15.48cm" svg:y="1.58cm">
          <text:p/>
          <draw:enhanced-geometry svg:viewBox="0 0 21600 21600" draw:type="rectangle" draw:enhanced-path="M 0 0 L 21600 0 21600 21600 0 21600 0 0 Z N"/>
        </draw:custom-shape>
        <draw:frame draw:style-name="gr7" xml:id="id2" draw:id="id2" draw:layer="layout" svg:width="9.799cm" svg:height="5.6cm" svg:x="-0.299cm" svg:y="8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xml:id="id3" draw:id="id3" draw:layer="layout" svg:width="9.8cm" svg:height="5.6cm" svg:x="8.9cm" svg:y="8.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xml:id="id4" draw:id="id4" draw:layer="layout" svg:width="9.8cm" svg:height="5.6cm" svg:x="18.1cm" svg:y="8.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8" draw:text-style-name="P1" draw:layer="layout" svg:x1="13cm" svg:y1="4cm" svg:x2="4.6cm" svg:y2="8.3cm" draw:start-shape="id1" draw:start-glue-point="2" draw:end-shape="id2" svg:d="m13000 4000v2163h-8400v2137" svg:viewBox="0 0 8401 4301">
          <text:p/>
        </draw:connector>
        <draw:connector draw:style-name="gr8" draw:text-style-name="P1" draw:layer="layout" svg:x1="13cm" svg:y1="4cm" svg:x2="13.8cm" svg:y2="8.3cm" draw:start-shape="id1" draw:start-glue-point="2" draw:end-shape="id3" svg:d="m13000 4000v2163h800v2137" svg:viewBox="0 0 801 4301">
          <text:p/>
        </draw:connector>
        <draw:connector draw:style-name="gr8" draw:text-style-name="P1" draw:layer="layout" svg:x1="13cm" svg:y1="4cm" svg:x2="23cm" svg:y2="8.3cm" draw:start-shape="id1" draw:start-glue-point="2" draw:end-shape="id4" svg:d="m13000 4000v2163h10000v2137" svg:viewBox="0 0 10001 4301">
          <text:p/>
        </draw:connector>
        <draw:custom-shape draw:style-name="gr5" draw:text-style-name="P1" draw:layer="layout" svg:width="5cm" svg:height="1.8cm" svg:x="11.8cm" svg:y="4.575cm">
          <text:p text:style-name="P1"><text:span text:style-name="T1">upd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o </meta:initial-creator>
    <meta:creation-date>2017-07-26T11:47:10</meta:creation-date>
    <dc:date>2017-07-26T13:33:19</dc:date>
    <dc:creator>Paulo </dc:creator>
    <meta:editing-duration>PT9M55S</meta:editing-duration>
    <meta:editing-cycles>1</meta:editing-cycles>
    <meta:document-statistic meta:object-count="4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cm" svg:height="5.601cm" xlink:href="." xlink:type="simple" chart:class="chart:bar" chart:style-name="ch1">
        <chart:title svg:x="2.885cm" svg:y="0.248cm" chart:style-name="ch2">
          <text:p>Token consumption</text:p>
        </chart:title>
        <chart:plot-area chart:style-name="ch3" chart:data-source-has-labels="both" svg:x="1.207cm" svg:y="1.363cm" svg:width="8.201cm" svg:height="3.145cm">
          <chartooo:coordinate-region svg:x="1.778cm" svg:y="1.562cm" svg:width="7.58cm" svg:height="2.299cm"/>
          <chart:axis chart:dimension="x" chart:name="primary-x" chart:style-name="ch4" chartooo:axis-type="text">
            <chart:title svg:x="3.98cm" svg:y="4.62cm" chart:style-name="ch5">
              <text:p>Number of token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3.76cm" chart:style-name="ch7">
              <text:p>Frequency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01cm" svg:height="5.601cm" xlink:href="." xlink:type="simple" chart:class="chart:bar" chart:style-name="ch1">
        <chart:title svg:x="3.11cm" svg:y="0.248cm" chart:style-name="ch2">
          <text:p>Token production</text:p>
        </chart:title>
        <chart:plot-area chart:style-name="ch3" chart:data-source-has-labels="both" svg:x="1.207cm" svg:y="1.363cm" svg:width="8.202cm" svg:height="3.145cm">
          <chartooo:coordinate-region svg:x="1.564cm" svg:y="1.483cm" svg:width="7.845cm" svg:height="2.537cm"/>
          <chart:axis chart:dimension="x" chart:name="primary-x" chart:style-name="ch4" chartooo:axis-type="text">
            <chart:title svg:x="3.981cm" svg:y="4.62cm" chart:style-name="ch5">
              <text:p>Number of token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3.76cm" chart:style-name="ch7">
              <text:p>Frequency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01cm" svg:height="5.601cm" xlink:href="." xlink:type="simple" chart:class="chart:bar" chart:style-name="ch1">
        <chart:title svg:x="2.859cm" svg:y="0.248cm" chart:style-name="ch2">
          <text:p>Action firing latency</text:p>
        </chart:title>
        <chart:plot-area chart:style-name="ch3" chart:data-source-has-labels="both" svg:x="1.207cm" svg:y="1.363cm" svg:width="8.202cm" svg:height="3.145cm">
          <chartooo:coordinate-region svg:x="1.723cm" svg:y="1.484cm" svg:width="7.686cm" svg:height="2.536cm"/>
          <chart:axis chart:dimension="x" chart:name="primary-x" chart:style-name="ch4" chartooo:axis-type="text">
            <chart:title svg:x="4.457cm" svg:y="4.62cm" chart:style-name="ch5">
              <text:p>Latency (s)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3.76cm" chart:style-name="ch7">
              <text:p>Frequency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